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automatic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3F3F3F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3F3F3F" fo:border-bottom="none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thin solid #3F3F3F" fo:border-bottom="none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3F3F3F" fo:border-bottom="none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Previsió</text:p>
          </table:table-cell>
          <table:table-cell office:value-type="string" table:style-name="ce5">
            <text:p>Temps</text:p>
          </table:table-cell>
          <table:table-cell office:value-type="string" table:style-name="ce6">
            <text:p>Data d'implementació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Fer mòdul background per l'scroll</text:p>
          </table:table-cell>
          <table:table-cell table:number-columns-repeated="2" table:style-name="ce8"/>
          <table:table-cell office:value-type="string" table:style-name="ce9">
            <text:p>5 h</text:p>
          </table:table-cell>
          <table:table-cell office:value-type="date" office:date-value="2019-03-29T00:00:00" table:style-name="ce10">
            <text:p>29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usica modulos</text:p>
          </table:table-cell>
          <table:table-cell office:value-type="string" table:style-name="ce12">
            <text:p>Ferran, Jose, Adriá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3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Salto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0:30 h</text:p>
          </table:table-cell>
          <table:table-cell office:value-type="date" office:date-value="2019-04-01T00:00:00" table:style-name="ce10">
            <text:p>0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Hadoke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2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odulo player 2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itbox hdk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45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olpear al oponente con hdk y animacio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table:style-name="ce13"/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ake players collid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30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áquina de estados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9 h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layers shouldnt move beyond camer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35h</text:p>
          </table:table-cell>
          <table:table-cell office:value-type="string" table:style-name="ce13">
            <text:p>0:20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background colliders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45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Fade out fade i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0:45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colliders detectio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1:1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detection formul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20h</text:p>
          </table:table-cell>
          <table:table-cell office:value-type="string" table:style-name="ce13">
            <text:p>0:20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ed camera scrolling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Improving “add bounds to stage” function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11">
            <text:p>Maquetar proyecte final per fer les tasques Handout 5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:30 h</text:p>
          </table:table-cell>
          <table:table-cell office:value-type="string" table:style-name="ce13">
            <text:p>2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Welcome Pag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1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nviar spritesheets escenaris Handout</text:p>
          </table:table-cell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End Battle Scree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0:20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orregir errores del commit Ferrá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0:45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1">
            <text:p>Hacer que el tiempo de las animaciones se cuente por frames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 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4">
          <table:table-cell office:value-type="string" table:style-name="ce11">
            <text:p>Añadir logica para tener diferentes hitboxes en cada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3:30 h</text:p>
          </table:table-cell>
          <table:table-cell office:value-type="date" office:date-value="2019-04-13T00:00:00" table:style-name="ce10">
            <text:p>13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Ken stag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5:0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Jose</text:p>
          </table:table-cell>
          <table:table-cell table:style-name="ce12"/>
          <table:table-cell office:value-type="string" table:style-name="ce13">
            <text:p>8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Adriá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0 min</text:p>
          </table:table-cell>
          <table:table-cell office:value-type="string" table:style-name="ce13">
            <text:p>45 min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objeto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20 h</text:p>
          </table:table-cell>
          <table:table-cell office:value-type="string" table:style-name="ce13">
            <text:p>0:30 h</text:p>
          </table:table-cell>
          <table:table-cell office:value-type="date" office:date-value="2019-04-14T00:00:00" table:style-name="ce16">
            <text:p>14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jar la cámara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colisiones con proyectile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4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mbiar módulo Honda por Sagat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tipo hit en collider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0 min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hitbox Hadoken Player 2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5 min</text:p>
          </table:table-cell>
          <table:table-cell office:value-type="date" office:date-value="2019-04-06T00:00:00" table:style-name="ce10">
            <text:p>0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oner frames de cada movimiento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1 h 30 min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7">
            <text:p>Fijar objetos en la parte delantera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30 min</text:p>
          </table:table-cell>
          <table:table-cell office:value-type="string" table:style-name="ce19">
            <text:p>20 min</text:p>
          </table:table-cell>
          <table:table-cell office:value-type="date" office:date-value="2019-04-12T00:00:00" table:style-name="ce10">
            <text:p>12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rreglar colisiones con las pared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0 min</text:p>
          </table:table-cell>
          <table:table-cell office:value-type="string" table:style-name="ce14">
            <text:p>2 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4">
            <text:p>Implementar máquina de estados e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0">
            <text:p>Module font implemented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30 min</text:p>
          </table:table-cell>
          <table:table-cell office:value-type="string" table:style-name="ce20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Semimplementación del marcador del tiemp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0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5">
          <table:table-cell office:value-type="string" table:style-name="ce14">
            <text:p>Añadir logica para añadir y eliminar las hitboxes de cada frame en los personaj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emporizador de pelea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mbian orientacion hadoken player 2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Implentación del UI y Blit del icono K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0">
            <text:p>1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ato del tiempo del tiempo de tarea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er las imagenes de la wiki a la nueva carpeta de asse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30 min</text:p>
          </table:table-cell>
          <table:table-cell office:value-type="date" office:date-value="2019-04-17T00:00:00" table:style-name="ce16">
            <text:p>1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camara inteligente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componer las spritesheets de UI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0">
            <text:p>1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Life bar implement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2 h</text:p>
          </table:table-cell>
          <table:table-cell office:value-type="date" office:date-value="2019-04-19T00:00:00" table:style-name="ce10">
            <text:p>1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pivotes a cada animacion y añadir frame count correcto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3 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ying to fix camera (NOT SUCCESSFUL)</text:p>
          </table:table-cell>
          <table:table-cell office:value-type="string" table:style-name="ce14">
            <text:p>Adria, Jose</text:p>
          </table:table-cell>
          <table:table-cell office:value-type="string" table:style-name="ce14">
            <text:p>0:30h</text:p>
          </table:table-cell>
          <table:table-cell office:value-type="string" table:style-name="ce14">
            <text:p>4:30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dding collision boxes to standing, forwards, backwards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2h</text:p>
          </table:table-cell>
          <table:table-cell office:value-type="string" table:style-name="ce14">
            <text:p>1:30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ixing camera (provisional, but working as intended)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:20h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ixing stage sizes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10 min</text:p>
          </table:table-cell>
          <table:table-cell office:value-type="string" table:style-name="ce14">
            <text:p>20 min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Adding/Fixing Animations (idle, fwd,back,crouch,crouching,standing)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3h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dd limits to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0 min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pair Countdow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 h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lip CollisionsBox and pivot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45h</text:p>
          </table:table-cell>
          <table:table-cell office:value-type="date" office:date-value="2019-04-25T00:00:00" table:style-name="ce16">
            <text:p>25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do Module Fonts and create module UI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:30h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dificar caja de estados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h</text:p>
          </table:table-cell>
          <table:table-cell office:value-type="date" office:date-value="2019-04-26T00:00:00" table:style-name="ce16">
            <text:p>2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imiento barras de vida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2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Añadir Modulo Fight y ponerle logica para cargar el stage, player e interfaz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5:30h</text:p>
          </table:table-cell>
          <table:table-cell office:value-type="date" office:date-value="2019-04-26T00:00:00" table:style-name="ce16">
            <text:p>26/04/19</text:p>
          </table:table-cell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Poner logica al modulo UI para que trabaje con el modulo fight y poner win y lose condi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6H</text:p>
          </table:table-cell>
          <table:table-cell office:value-type="date" office:date-value="2019-04-27T00:00:00" table:style-name="ce16">
            <text:p>2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animación getup, air reel, win and los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4-27T00:00:00" table:style-name="ce10">
            <text:p>27/04/2019</text:p>
          </table:table-cell>
          <table:table-cell table:number-columns-repeated="2" table:style-name="ce3"/>
          <table:table-cell table:number-columns-repeated="16377"/>
        </table:table-row>
        <table:table-row table:number-rows-repeated="2" table:style-name="ro1">
          <table:table-cell table:number-columns-repeated="5" table:style-name="ce14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number-rows-repeated="117" table:style-name="ro7">
          <table:table-cell table:number-columns-repeated="7" table:style-name="ce3"/>
          <table:table-cell table:number-columns-repeated="16377"/>
        </table:table-row>
        <table:table-row table:number-rows-repeated="3" table:style-name="ro7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27T17:01:46Z</dc:date>
    <meta:editing-cycles>23</meta:editing-cycles>
    <meta:editing-duration>PT20347S</meta:editing-duration>
  </office:meta>
</office:document-meta>
</file>